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3.5pt" style:use-optimal-row-height="fals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iniestros_tránsit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ECON_ESTRA_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2021_Siniestros_de_Transito_BD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información de siniestros de tránsito; número de <text:s/>siniestros de tránsito por clase, causa y número de víctimas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3">
            <text:p><text:a xlink:href="https://www.ecuadorencifras.gob.ec/">https://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1-08-11T00:00:00" table:style-name="ce4">
            <text:p>2021-08-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Anu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chivo maestro</text:p>
          </table:table-cell>
          <table:table-cell office:value-type="string" table:style-name="ce3">
            <text:p>Anuario de Estadísticas de Transporte_ANE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Si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esponsable</text:p>
          </table:table-cell>
          <table:table-cell office:value-type="string" table:style-name="ce6">
            <text:p><text:a xlink:href="mailto:Roberto_Chaves@inec.gob.ec">Roberto_Chaves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nguaje</text:p>
          </table:table-cell>
          <table:table-cell office:value-type="string" table:style-name="ce6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iquetas</text:p>
          </table:table-cell>
          <table:table-cell office:value-type="string" table:style-name="ce6">
            <text:p>Siniestros, fallecidos, lesionados, víctima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I</text:p>
          </table:table-cell>
          <table:table-cell office:value-type="string" table:style-name="ce6">
            <text:p>https://www.ecuadorencifras.gob.ec/transporte/</text:p>
          </table:table-cell>
          <table:table-cell table:number-columns-repeated="16382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Gabriela Hidalgo</dc:creator>
    <meta:creation-date>2020-12-02T17:01:11Z</meta:creation-date>
    <dc:date>2022-08-31T15:10:07Z</dc:date>
  </office:meta>
</office:document-meta>
</file>